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0pt" fo:font-weight="bold" officeooo:rsid="0010562c" officeooo:paragraph-rsid="0010562c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fo:font-weight="bold" officeooo:rsid="0010562c" officeooo:paragraph-rsid="0010562c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Arial" officeooo:rsid="0010562c" officeooo:paragraph-rsid="0010562c"/>
    </style:style>
    <style:style style:name="P4" style:family="paragraph" style:parent-style-name="Standard">
      <style:text-properties style:font-name="Arial" fo:font-weight="bold" officeooo:rsid="0010562c" officeooo:paragraph-rsid="0010562c" style:font-weight-asian="bold" style:font-weight-complex="bold"/>
    </style:style>
    <style:style style:name="P5" style:family="paragraph" style:parent-style-name="Standard">
      <style:text-properties style:font-name="Arial" fo:font-weight="bold" officeooo:rsid="0011a2f3" officeooo:paragraph-rsid="0011a2f3" style:font-weight-asian="bold" style:font-weight-complex="bold"/>
    </style:style>
    <style:style style:name="P6" style:family="paragraph" style:parent-style-name="Standard">
      <style:text-properties style:font-name="Arial" officeooo:rsid="0011a2f3" officeooo:paragraph-rsid="0011a2f3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ffffff" draw:opacity="100%"/>
      <style:paragraph-properties style:writing-mode="lr-tb"/>
    </style:style>
    <style:style style:name="P9" style:family="paragraph">
      <loext:graphic-properties draw:fill="solid" draw:fill-color="#ffffff"/>
      <style:paragraph-properties fo:text-align="center" style:writing-mode="lr-tb"/>
    </style:style>
    <style:style style:name="P10" style:family="paragraph" style:parent-style-name="Standard">
      <style:text-properties style:font-name="Arial" officeooo:rsid="00131ffa" officeooo:paragraph-rsid="00131ffa"/>
    </style:style>
    <style:style style:name="P11" style:family="paragraph">
      <loext:graphic-properties draw:fill="solid" draw:fill-color="#ffffff"/>
      <style:paragraph-properties style:writing-mode="lr-tb"/>
    </style:style>
    <style:style style:name="P12" style:family="paragraph">
      <style:paragraph-properties fo:text-align="center"/>
      <style:text-properties fo:font-size="10pt" style:font-size-asian="10pt" style:font-size-complex="10pt"/>
    </style:style>
    <style:style style:name="P13" style:family="paragraph">
      <loext:graphic-properties draw:fill="solid" draw:fill-color="#ffffff"/>
      <style:paragraph-properties style:writing-mode="lr-tb"/>
      <style:text-properties fo:font-size="10pt" style:font-size-asian="10pt" style:font-size-complex="10pt"/>
    </style:style>
    <style:style style:name="P14" style:family="paragraph" style:parent-style-name="Standard">
      <style:text-properties style:font-name="Arial" officeooo:rsid="0013dcf9" officeooo:paragraph-rsid="0013dcf9"/>
    </style:style>
    <style:style style:name="P15" style:family="paragraph" style:parent-style-name="Standard">
      <style:paragraph-properties fo:break-before="page"/>
      <style:text-properties style:font-name="Arial" fo:font-weight="bold" officeooo:rsid="0013ec7c" officeooo:paragraph-rsid="0013ec7c" style:font-weight-asian="bold" style:font-weight-complex="bold"/>
    </style:style>
    <style:style style:name="P16" style:family="paragraph" style:parent-style-name="Standard">
      <style:text-properties style:font-name="Arial" officeooo:rsid="0013ec7c" officeooo:paragraph-rsid="0013ec7c"/>
    </style:style>
    <style:style style:name="P17" style:family="paragraph" style:parent-style-name="Standard">
      <style:text-properties style:font-name="Arial" officeooo:rsid="0014effc" officeooo:paragraph-rsid="0014effc"/>
    </style:style>
    <style:style style:name="P18" style:family="paragraph" style:parent-style-name="Standard">
      <style:text-properties style:font-name="Arial" fo:font-weight="bold" officeooo:rsid="0014effc" officeooo:paragraph-rsid="0014effc" style:font-weight-asian="bold" style:font-weight-complex="bold"/>
    </style:style>
    <style:style style:name="P19" style:family="paragraph" style:parent-style-name="Standard">
      <style:text-properties style:font-name="Arial" officeooo:rsid="00169b1a" officeooo:paragraph-rsid="00169b1a"/>
    </style:style>
    <style:style style:name="P20" style:family="paragraph" style:parent-style-name="Standard">
      <style:text-properties style:font-name="Arial" officeooo:rsid="00193c7d" officeooo:paragraph-rsid="00193c7d"/>
    </style:style>
    <style:style style:name="P21" style:family="paragraph" style:parent-style-name="Standard">
      <style:paragraph-properties fo:break-before="page"/>
      <style:text-properties style:font-name="Arial" fo:font-weight="bold" officeooo:rsid="001734db" officeooo:paragraph-rsid="00169b1a" style:font-weight-asian="bold" style:font-weight-complex="bold"/>
    </style:style>
    <style:style style:name="P22" style:family="paragraph" style:parent-style-name="Standard">
      <style:text-properties style:font-name="Arial" officeooo:rsid="001734db" officeooo:paragraph-rsid="00190181"/>
    </style:style>
    <style:style style:name="P23" style:family="paragraph" style:parent-style-name="Standard">
      <style:text-properties style:font-name="Arial" officeooo:rsid="0019aae6" officeooo:paragraph-rsid="0019aae6"/>
    </style:style>
    <style:style style:name="P24" style:family="paragraph" style:parent-style-name="Standard">
      <style:text-properties style:font-name="Arial" officeooo:rsid="00190181" officeooo:paragraph-rsid="00190181"/>
    </style:style>
    <style:style style:name="P25" style:family="paragraph" style:parent-style-name="Standard">
      <style:text-properties style:font-name="Arial" officeooo:rsid="00190181" officeooo:paragraph-rsid="00193c7d"/>
    </style:style>
    <style:style style:name="P26" style:family="paragraph" style:parent-style-name="Standard">
      <style:text-properties style:font-name="Arial" officeooo:rsid="001734db" officeooo:paragraph-rsid="00193c7d"/>
    </style:style>
    <style:style style:name="P27" style:family="paragraph" style:parent-style-name="Standard">
      <style:text-properties style:font-name="Arial" officeooo:rsid="001ae8bf" officeooo:paragraph-rsid="001ae8bf"/>
    </style:style>
    <style:style style:name="T1" style:family="text">
      <style:text-properties officeooo:rsid="0011a2f3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fo:font-size="7pt" style:font-size-asian="7pt" style:font-size-complex="7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officeooo:rsid="0014effc"/>
    </style:style>
    <style:style style:name="T9" style:family="text">
      <style:text-properties officeooo:rsid="0013ec7c"/>
    </style:style>
    <style:style style:name="T10" style:family="text">
      <style:text-properties officeooo:rsid="00169b1a"/>
    </style:style>
    <style:style style:name="T11" style:family="text">
      <style:text-properties officeooo:rsid="00190181"/>
    </style:style>
    <style:style style:name="T12" style:family="text">
      <style:text-properties fo:color="#000000" loext:opacity="100%" fo:font-weight="bold" style:font-weight-asian="bold" style:font-weight-complex="bold"/>
    </style:style>
    <style:style style:name="gr1" style:family="graphic">
      <style:graphic-properties svg:stroke-color="#000000" draw:fill="solid" draw:fill-color="#ffffff" draw:opacity="100%" draw:textarea-horizontal-align="justify" draw:textarea-vertical-align="middle" draw:auto-grow-height="false" fo:min-height="0.698in" fo:min-width="1.3228in" draw:shadow-opacity="100%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color="#000000" draw:fill="solid" draw:fill-color="#ffffff" draw:textarea-horizontal-align="justify" draw:textarea-vertical-align="middle" draw:auto-grow-height="false" fo:min-height="0.6354in" fo:min-width="1.2291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color="#000000" draw:marker-end="Arrow" draw:marker-end-width="0.0693in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color="#000000" draw:fill="solid" draw:fill-color="#ffffff" draw:textarea-horizontal-align="justify" draw:textarea-vertical-align="middle" draw:auto-grow-height="false" fo:min-height="0.6252in" fo:min-width="1.2709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fill="solid" draw:fill-color="#ffffff" draw:textarea-horizontal-align="justify" draw:textarea-vertical-align="middle" draw:auto-grow-height="false" fo:min-height="0.6457in" fo:min-width="1.3126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026 Spring <text:s/>CPSC 240 <text:s/>Assignment 1 </text:p>
      <text:p text:style-name="P2">Circles</text:p>
      <text:p text:style-name="P3"/>
      <text:p text:style-name="P3"/>
      <text:p text:style-name="P3"/>
      <text:p text:style-name="P4">Preface</text:p>
      <text:p text:style-name="P3"/>
      <text:p text:style-name="P3">This is the first assignment to make a program in assembly language. <text:s/>While making this program you will learn the basic layout of an assembly function. <text:s/>You will learn how to organized your source files so they meet the professional standard for source files.</text:p>
      <text:p text:style-name="P3"/>
      <text:p text:style-name="P3"/>
      <text:p text:style-name="P3"/>
      <text:p text:style-name="P4">Requirements</text:p>
      <text:p text:style-name="P3"/>
      <text:p text:style-name="P3">The purpose of this program is to input a radius of type 64-bit float. <text:s/>Next check to confirm that that inputted quantity is a valid number. <text:s/><text:span text:style-name="T1">Compute the area of the circle with that radius, and output that area. <text:s text:c="2"/>If the inputted value is not valid, then repeat the action until the input is a valid float number</text:span></text:p>
      <text:p text:style-name="P3"/>
      <text:p text:style-name="P3"/>
      <text:p text:style-name="P3"/>
      <text:p text:style-name="P5">Functional chart</text:p>
      <text:p text:style-name="P6"><draw:custom-shape text:anchor-type="paragraph" draw:z-index="0" draw:name="Shape 1" draw:style-name="gr1" draw:text-style-name="P8" svg:width="1.3232in" svg:height="0.698in" svg:x="2.4in" svg:y="0.0618in"><text:p text:style-name="P7">Main</text:p><text:p text:style-name="P7"><text:span text:style-name="T2"/></text:p><text:p text:style-name="P7"><text:span text:style-name="T3">C or C++ language</text:span></text:p><draw:enhanced-geometry svg:viewBox="0 0 21600 21600" draw:type="rectangle" draw:enhanced-path="M 0 0 L 21600 0 21600 21600 0 21600 0 0 Z N"/></draw:custom-shape><draw:custom-shape text:anchor-type="paragraph" draw:z-index="3" draw:name="Shape 4" draw:style-name="gr2" draw:text-style-name="P9" svg:width="1.2295in" svg:height="0.6358in" svg:x="4.7854in" svg:y="0.0307in"><text:p text:style-name="P7">r.sh</text:p><text:p text:style-name="P7"><text:span text:style-name="T4"/></text:p><text:p text:style-name="P7"><text:span text:style-name="T5">B</text:span><text:span text:style-name="T5">a</text:span><text:span text:style-name="T5">s</text:span><text:span text:style-name="T5">h</text:span><text:span text:style-name="T5"> </text:span><text:span text:style-name="T5">L</text:span><text:span text:style-name="T5">a</text:span><text:span text:style-name="T5">n</text:span><text:span text:style-name="T5">g</text:span><text:span text:style-name="T5">u</text:span><text:span text:style-name="T5">a</text:span><text:span text:style-name="T5">g</text:span><text:span text:style-name="T5">e</text:span></text:p><draw:enhanced-geometry svg:viewBox="0 0 21600 21600" draw:type="rectangle" draw:enhanced-path="M 0 0 L 21600 0 21600 21600 0 21600 0 0 Z N"/></draw:custom-shape></text:p>
      <text:p text:style-name="P10"/>
      <text:p text:style-name="P6"/>
      <text:p text:style-name="P6"><draw:line text:anchor-type="paragraph" draw:z-index="4" draw:name="Line 1" draw:style-name="gr3" draw:text-style-name="P7" svg:x1="3.098in" svg:y1="0.1846in" svg:x2="3.1083in" svg:y2="0.6535in"><text:p/></draw:line></text:p>
      <text:p text:style-name="P6"/>
      <text:p text:style-name="P6"/>
      <text:p text:style-name="P6"><draw:custom-shape text:anchor-type="paragraph" draw:z-index="1" draw:name="Shape 3" draw:style-name="gr4" draw:text-style-name="P11" svg:width="1.2713in" svg:height="0.6252in" svg:x="2.5252in" svg:y="0.0783in"><text:p text:style-name="P7">Circle</text:p><text:p text:style-name="P7"><text:span text:style-name="T6"/></text:p><text:p text:style-name="P7"><text:span text:style-name="T3">X</text:span><text:span text:style-name="T3">8</text:span><text:span text:style-name="T3">6</text:span><text:span text:style-name="T3"> </text:span><text:span text:style-name="T3">l</text:span><text:span text:style-name="T3">a</text:span><text:span text:style-name="T3">n</text:span><text:span text:style-name="T3">g</text:span><text:span text:style-name="T3">u</text:span><text:span text:style-name="T3">a</text:span><text:span text:style-name="T3">g</text:span><text:span text:style-name="T3">e</text:span></text:p><draw:enhanced-geometry svg:viewBox="0 0 21600 21600" draw:type="rectangle" draw:enhanced-path="M 0 0 L 21600 0 21600 21600 0 21600 0 0 Z N"/></draw:custom-shape></text:p>
      <text:p text:style-name="P6"/>
      <text:p text:style-name="P6"/>
      <text:p text:style-name="P6"><draw:line text:anchor-type="paragraph" draw:z-index="5" draw:name="Vertical line 1" draw:style-name="gr3" draw:text-style-name="P7" svg:x1="3.1709in" svg:y1="0.1283in" svg:x2="3.1709in" svg:y2="0.5657in"><text:p/></draw:line></text:p>
      <text:p text:style-name="P6"/>
      <text:p text:style-name="P6"><draw:custom-shape text:anchor-type="paragraph" draw:z-index="2" draw:name="Shape 2" draw:style-name="gr5" draw:text-style-name="P13" svg:width="1.313in" svg:height="0.6461in" svg:x="2.5772in" svg:y="0.1827in"><text:p text:style-name="P12"><text:span text:style-name="T5">Isfloat</text:span></text:p><text:p text:style-name="P12"><text:span text:style-name="T7"/></text:p><text:p text:style-name="P12"><text:span text:style-name="T7">X86 language</text:span></text:p><draw:enhanced-geometry svg:viewBox="0 0 21600 21600" draw:type="rectangle" draw:enhanced-path="M 0 0 L 21600 0 21600 21600 0 21600 0 0 Z N"/></draw:custom-shape></text:p>
      <text:p text:style-name="P6"/>
      <text:p text:style-name="P6"/>
      <text:p text:style-name="P6"/>
      <text:p text:style-name="P6"/>
      <text:p text:style-name="P6"/>
      <text:p text:style-name="P14">The chart tells us that the program will have 4 files. <text:s/>Each file will contain exactly one function. <text:s/>The names of the files are probably main.c, circle.asm, isfloat.asm, and r.sh.</text:p>
      <text:p text:style-name="P14"/>
      <text:p text:style-name="P14"/>
      <text:p text:style-name="P15">Sample dialog with the program.</text:p>
      <text:p text:style-name="P16"/>
      <text:p text:style-name="P16">Welcome to circles.</text:p>
      <text:p text:style-name="P16">This program was created by and is maintained by Cindy Nguyen.</text:p>
      <text:p text:style-name="P16"/>
      <text:p text:style-name="P16">Please enter a float number and press &lt;enter&gt;: <text:s text:c="2"/>12.r75</text:p>
      <text:p text:style-name="P16">Invalid input. <text:s/>Please try again: <text:s/>-22.5</text:p>
      <text:p text:style-name="P16">Invalid input. <text:s/>Please try again: <text:s text:c="2"/>16.7.5</text:p>
      <text:p text:style-name="P16">Invalid input. <text:s/>Please try again: <text:s text:c="2"/>3.0</text:p>
      <text:p text:style-name="P16">Thank you for your input.</text:p>
      <text:p text:style-name="P16">The area of a circle with radius 2.99999999999 is 59.21752636948 <text:span text:style-name="T8">square units.</text:span></text:p>
      <text:p text:style-name="P17">The area will be sent to the main function.</text:p>
      <text:p text:style-name="P17"/>
      <text:p text:style-name="P17">The main function receive this number <text:span text:style-name="T9">59.2175263694 </text:span>and will keep it for future use.</text:p>
      <text:p text:style-name="P17">Have a nice day. <text:s/>The main function will send a 0 to the operating system.</text:p>
      <text:p text:style-name="P17"/>
      <text:p text:style-name="P17"/>
      <text:p text:style-name="P17"/>
      <text:p text:style-name="P18">Software requirements</text:p>
      <text:p text:style-name="P17"/>
      <text:p text:style-name="P17">This program is made of 4 files. <text:s/>Two of the files are written in X86, one in bash, and one in either C or C++. <text:s/>This time you may choose which one: C or C++.</text:p>
      <text:p text:style-name="P17"/>
      <text:p text:style-name="P17">A serious program must be maintainable. <text:s/>A program that meets all the standard listed below is called a professional program. <text:s/>It exhibits a high degree of maintainability, <text:span text:style-name="T10">which other professional programmers will appreciate. <text:s/>Your professional program needs these qualities in order to obtain a high score.</text:span></text:p>
      <text:p text:style-name="P17"/>
      <text:p text:style-name="P19">1) <text:s/>Open source software license from <text:a xlink:type="simple" xlink:href="http://www.gnu.org/" text:style-name="Internet_20_link" text:visited-style-name="Visited_20_Internet_20_Link">www.gnu.org</text:a></text:p>
      <text:p text:style-name="P19">2) <text:s/>Block about the author or in the commercial case authors.</text:p>
      <text:p text:style-name="P19">3) <text:s/>Program development block.</text:p>
      <text:p text:style-name="P19">4) <text:s/>Declaration area</text:p>
      <text:p text:style-name="P19">5) <text:s/>Section .data</text:p>
      <text:p text:style-name="P19">6) <text:s/>Section .bss <text:s text:c="2"/>(Probably empty in Assignment 1)</text:p>
      <text:p text:style-name="P19">7) <text:s/>Section .text <text:s/>with block size subdivisions.</text:p>
      <text:p text:style-name="P19"/>
      <text:p text:style-name="P19">You are not expected to know these properties listed above. <text:s/>The will be explained in lecture meetings.</text:p>
      <text:p text:style-name="P19"/>
      <text:p text:style-name="P19"/>
      <text:p text:style-name="P19"/>
      <text:p text:style-name="P20"/>
      <text:p text:style-name="P19"/>
      <text:p text:style-name="P21">Conclusion</text:p>
      <text:p text:style-name="P19"/>
      <text:p text:style-name="P22">When have tested your program and you have reason to believe that it is professional, the<text:span text:style-name="T11">n submit the to one of the following websites.</text:span></text:p>
      <text:p text:style-name="P22"/>
      <text:p text:style-name="P22"><text:span text:style-name="T11">If you are enrolled in CPSC240-3, then send the program to </text:span><text:a xlink:type="simple" xlink:href="mailto:cs240-3@proton.me" text:style-name="Internet_20_link" text:visited-style-name="Visited_20_Internet_20_Link"><text:span text:style-name="T11">cs240-3@proton.me</text:span></text:a></text:p>
      <text:p text:style-name="P22"/>
      <text:p text:style-name="P22"><text:span text:style-name="T11">If you are enrolled in CPSC240-11, then send the program to </text:span><text:a xlink:type="simple" xlink:href="mailto:tt2025s@proton.me" text:style-name="Internet_20_link" text:visited-style-name="Visited_20_Internet_20_Link"><text:span text:style-name="T11">tt2025s@proton.me</text:span></text:a></text:p>
      <text:p text:style-name="P22"/>
      <text:p text:style-name="P23">The subject line is “CPSC240-x Assignment 1”. <text:s text:c="2"/>Replace the x with either 3 or 11 depending the the section where you are enrolled.</text:p>
      <text:p text:style-name="P22"/>
      <text:p text:style-name="P24">Due date and time: <text:s/>February 8 @ 11:59 pm.</text:p>
      <text:p text:style-name="P22"/>
      <text:p text:style-name="P24">The time of submission of programs is taken very seriously in the 240 class. <text:s/>If the program is submitted even 1 minute late then it goes to the trash bucket and is never graded. <text:s/>It is much saver that you submit your program at 11;55pm or earlier.</text:p>
      <text:p text:style-name="P22"/>
      <text:p text:style-name="P25">You may submit your program on any day between Jan 20, 2026 and February 8, 2026. <text:s/>You may submit your program multiple times, but only the new submission will be graded.</text:p>
      <text:p text:style-name="P26"/>
      <text:p text:style-name="P20">Five programs will be collected during the semester with approximately 3 weeks between each program.</text:p>
      <text:p text:style-name="P26"/>
      <text:p text:style-name="P20">Programs that do not execute or crash in the middle of an execution are not graded because the score is already determined to be zero. <text:s/>Please do not send non-executable programs or crashing programs.</text:p>
      <text:p text:style-name="P20"/>
      <text:p text:style-name="P20">Each program as a value of 25 points. <text:s/>To earn a full-credit score the program must reach the highest level of professionalism.</text:p>
      <text:p text:style-name="P20"/>
      <text:p text:style-name="P20">Never send a link to cloud storage in place of sending real attached file. <text:s/>This is important. <text:s/>Do not store your program files in storage other than your own computer. <text:s/>Only submit files that are physically attached to email carrier.</text:p>
      <text:p text:style-name="P20"/>
      <text:p text:style-name="P23">Do ask for extended time to submit your program because extended time is never granted. <text:s/>Granting of extended time will requires that every single student in the course received the same extension. <text:s/>Professional programmers do not request extra time; they get it done early.</text:p>
      <text:p text:style-name="P17"/>
      <text:p text:style-name="P17"/>
      <text:p text:style-name="P27"><text:span text:style-name="T12">Epilogue.</text:span> <text:s/>Your program will be graded by the professor or one of the graders. <text:s/>Approximately two weeks after you submit a program your score will be returned to you. <text:s/>If you have evidence of an error in grading then you have five calendar days to contact the instructor and explain where the error is and what the error is. <text:s/>The professor is always pleased to remedy errors made by himself or by graders. <text:s/>After five days don’t contact anyone about an alleged error because time is gone.</text:p>
      <text:p text:style-name="P17"/>
      <text:p text:style-name="P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Comment" style:family="paragraph" style:parent-style-name="Standard" style:class="extra">
      <style:paragraph-properties fo:margin-left="0.0398in" fo:margin-right="0.0398in" fo:margin-top="0.039in" fo:margin-bottom="0in" style:contextual-spacing="false" fo:line-height="100%" fo:text-indent="0in" style:auto-text-indent="false"/>
      <style:text-properties style:use-window-font-color="true" loext:opacity="0%" fo:font-size="10pt" style:font-size-asian="10pt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7-01-01T14:28:30.863048091</meta:creation-date>
    <meta:generator>LibreOffice/25.2.2.2$Linux_X86_64 LibreOffice_project/520$Build-3</meta:generator>
    <meta:editing-cycles>0</meta:editing-cycles>
    <meta:editing-duration>P0D</meta:editing-duration>
    <meta:document-statistic meta:table-count="0" meta:image-count="0" meta:object-count="0" meta:page-count="3" meta:paragraph-count="45" meta:word-count="788" meta:character-count="4601" meta:non-whitespace-character-count="3802"/>
  </office:meta>
</office:document-meta>
</file>